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3">
      <style:text-properties fo:font-weight="normal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font-weight="normal" style:font-weight-asian="normal" style:font-weight-complex="normal"/>
    </style:style>
    <style:style style:name="P6" style:family="paragraph" style:parent-style-name="Standard" style:master-page-name="Standard">
      <style:paragraph-properties style:page-number="auto"/>
      <style:text-properties fo:font-weight="normal" style:font-weight-asian="normal" style:font-weight-complex="normal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5"/>
    <style:style style:name="P9" style:family="paragraph" style:parent-style-name="List_20_Paragraph" style:list-style-name="WWNum7"/>
    <style:style style:name="P10" style:family="paragraph" style:parent-style-name="List_20_Paragraph">
      <style:text-properties fo:font-weight="normal" style:font-weight-asian="normal" style:font-weight-complex="normal"/>
    </style:style>
    <style:style style:name="P11" style:family="paragraph" style:parent-style-name="List_20_Paragraph" style:list-style-name="WWNum1">
      <style:text-properties fo:font-weight="normal" style:font-weight-asian="normal" style:font-weight-complex="normal"/>
    </style:style>
    <style:style style:name="P12" style:family="paragraph" style:parent-style-name="List_20_Paragraph" style:list-style-name="WWNum2">
      <style:text-properties fo:font-weight="normal" style:font-weight-asian="normal" style:font-weight-complex="normal"/>
    </style:style>
    <style:style style:name="P13" style:family="paragraph" style:parent-style-name="List_20_Paragraph" style:list-style-name="WWNum3">
      <style:text-properties fo:font-weight="normal" style:font-weight-asian="normal" style:font-weight-complex="normal"/>
    </style:style>
    <style:style style:name="P14" style:family="paragraph" style:parent-style-name="List_20_Paragraph" style:list-style-name="WWNum6">
      <style:text-properties fo:font-weight="normal" style:font-weight-asian="normal" style:font-weight-complex="normal"/>
    </style:style>
    <style:style style:name="P15" style:family="paragraph" style:parent-style-name="List_20_Paragraph" style:list-style-name="WWNum4">
      <style:text-properties fo:font-weight="normal" style:font-weight-asian="normal" style:font-weight-complex="normal"/>
    </style:style>
    <style:style style:name="P16" style:family="paragraph" style:parent-style-name="List_20_Paragraph" style:list-style-name="WWNum5">
      <style:text-properties fo:font-weight="normal" style:font-weight-asian="normal" style:font-weight-complex="normal"/>
    </style:style>
    <style:style style:name="P17" style:family="paragraph" style:parent-style-name="List_20_Paragraph" style:list-style-name="WWNum7">
      <style:text-properties fo:font-weight="normal" style:font-weight-asian="normal" style:font-weight-complex="normal"/>
    </style:style>
    <style:style style:name="P18" style:family="paragraph" style:parent-style-name="List_20_Paragraph" style:list-style-name="WWNum8">
      <style:text-properties fo:font-weight="normal" style:font-weight-asian="normal" style:font-weight-complex="normal"/>
    </style:style>
    <style:style style:name="P19" style:family="paragraph" style:parent-style-name="List_20_Paragraph" style:list-style-name="WWNum2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20" style:family="paragraph" style:parent-style-name="List_20_Paragraph" style:list-style-name="WWNum3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cs" fo:country="CZ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ЧАСТЬ 1 НОСТРИФИКАЦИЯ</text:p>
      <text:p text:style-name="P1"/>
      <text:p text:style-name="P1">Признание диплома (нострификация). Описан на официальном сайте <text:s/>Карлова университета</text:p>
      <text:p text:style-name="P1"><text:span text:style-name="T1">http</text:span>://<text:span text:style-name="T1">cuni</text:span>.<text:span text:style-name="T1">cz</text:span>/<text:span text:style-name="T1">UK</text:span>-6582.<text:span text:style-name="T1">html</text:span></text:p>
      <text:p text:style-name="P1">Шаги к признанию диплома врачебных специальностей в Чешской Республике.</text:p>
      <text:p text:style-name="P1"/>
      <text:p text:style-name="P1">Шаг 1. Заполнение заявления для признания диплома.</text:p>
      <text:p text:style-name="P1">Пример заполнения находится на официальном <text:s/>сайте Карлова Университета Чешской Республики (заполняется латиницей). <text:s/><text:span text:style-name="T1">hpps://cuni.cz/UK-6582-version1-zadost_nova_celkova_final_form.pdf</text:span></text:p>
      <text:p text:style-name="P1">Шаг 2.Приложения к заявлению.</text:p>
      <text:p text:style-name="P1">К заявлению вы обязаны приложить следующие документы: все документы должны быть переведены судебным переводчиком <text:s/>на чешский язык.</text:p>
      <text:list xml:id="list3587912756366686593" text:style-name="WWNum1">
        <text:list-item>
          <text:p text:style-name="P11">Нотариально заверенную копию диплома </text:p>
        </text:list-item>
        <text:list-item>
          <text:p text:style-name="P11">Нотариально заверенную копию приложения к диплому <text:s/>(которое должно в себя включать название предметов и их часы, пройденные <text:s/>зачеты и экзамены) </text:p>
        </text:list-item>
        <text:list-item>
          <text:p text:style-name="P11">Оригинал или нотариально заверенная копия <text:s/>документа, подтверждающего успешно пройденные Государственные экзамены, если их нет в приложении к диплому </text:p>
        </text:list-item>
        <text:list-item>
          <text:p text:style-name="P11">Доверенность, в том случае, если <text:s/>контакт с университетом будет осуществлять юридическое или другое физическое лицо.</text:p>
        </text:list-item>
        <text:list-item>
          <text:p text:style-name="P11">Нотариально заверенный документ о смене фамилии. </text:p>
        </text:list-item>
        <text:list-item>
          <text:p text:style-name="P11">Университет <text:s/>Карлов может у вас потребовать дополнительную информацию, например, роспись программы обучения <text:s/>конкретно в вашем ВУЗе.</text:p>
        </text:list-item>
      </text:list>
      <text:p text:style-name="P1">Шаг 3. Отправка <text:s/>всех вышеперечисленных документов в Карлов Университет.</text:p>
      <text:p text:style-name="P1">Рекомендовано посылать непосредственно в ректорат Карлова университета. Есть возможность посылать документы на различные факультеты, но тем самым продолжится время ожидания и есть шанс, что ваши документы не примут к проверке. При отрицательном решении по вашей нострификации, есть смысл послать документы на <text:s/>один из факультетов университета.</text:p>
      <text:p text:style-name="P1">Отправляем документы на адрес: </text:p>
      <text:p text:style-name="P1"><text:s/><text:span text:style-name="T6">Rektorát Univerzity Karlovy </text:span></text:p>
      <text:p text:style-name="P1"><text:span text:style-name="T6">Ovocný trh č.5 <text:s text:c="2"/>116 36 Praha</text:span></text:p>
      <text:p text:style-name="P1"/>
      <text:p text:style-name="P1">Шаг 4. Оплата нострификации.</text:p>
      <text:p text:style-name="P1">Происходит 2 способами. Наличными непосредственно в университете или банковским переводом. Вы должны оплатить 3000 чешских крон. Подробнейшая информация по оплате находится в самом заявлении.</text:p>
      <text:p text:style-name="P1"/>
      <text:p text:style-name="P1"><text:soft-page-break/>Проверка ваших документов не должна быть дольше 60 дней от момента получения вашего письма.</text:p>
      <text:p text:style-name="P1">Так же рекомендую проверить вашу страну в списке договоров об образованиях между странами. <text:s text:c="2"/>Если напротив вашей страны стоит литера В, вам повезло никаких дополнительных <text:s/>документов от вас не потребуется. Литера А – нужно заверить все документы апостилем ,как предписывает Гаагская конвенция.</text:p>
      <text:p text:style-name="P1">После получения нострификации следует процесс интеграции врача в систему здравоохранения Чешской Республики.</text:p>
      <text:p text:style-name="P1"/>
      <text:p text:style-name="P4">ЧАСТЬ 2 АПРОБАЦИЯ</text:p>
      <text:p text:style-name="P1"/>
      <text:p text:style-name="P1"/>
      <text:p text:style-name="P1">Далее наследует процесс апробации врача в Чешской республике с подачи заявления в Министерство Здравоохранения. </text:p>
      <text:p text:style-name="Standard"><text:span text:style-name="T10">Закон 95/2004 часть 8 параграфы 34-36, регулирует правила получения специальности врача в Чехии. </text:span><text:a xlink:type="simple" xlink:href="http://zakonyprolidi.cz/cs/2004-95" text:style-name="Internet_20_link" text:visited-style-name="Visited_20_Internet_20_Link"><text:span text:style-name="T3">http</text:span></text:a><text:a xlink:type="simple" xlink:href="http://zakonyprolidi.cz/cs/2004-95" text:style-name="Internet_20_link" text:visited-style-name="Visited_20_Internet_20_Link"><text:span text:style-name="T10">://</text:span></text:a><text:a xlink:type="simple" xlink:href="http://zakonyprolidi.cz/cs/2004-95" text:style-name="Internet_20_link" text:visited-style-name="Visited_20_Internet_20_Link"><text:span text:style-name="T3">zakonyprolidi</text:span></text:a><text:a xlink:type="simple" xlink:href="http://zakonyprolidi.cz/cs/2004-95" text:style-name="Internet_20_link" text:visited-style-name="Visited_20_Internet_20_Link"><text:span text:style-name="T10">.</text:span></text:a><text:a xlink:type="simple" xlink:href="http://zakonyprolidi.cz/cs/2004-95" text:style-name="Internet_20_link" text:visited-style-name="Visited_20_Internet_20_Link"><text:span text:style-name="T3">cz/cs/2004-95</text:span></text:a><text:span text:style-name="T10"> который включает основные пункты:</text:span></text:p>
      <text:p text:style-name="P1"/>
      <text:list xml:id="list5732851723598460019" text:style-name="WWNum2">
        <text:list-item>
          <text:p text:style-name="P12">Апробация служит для подтверждения специальности «врач» для людей, получивших диплом не в странах ЕС.</text:p>
        </text:list-item>
        <text:list-item>
          <text:p text:style-name="P12">Экзамены проходят на чешском языке</text:p>
        </text:list-item>
        <text:list-item>
          <text:p text:style-name="P12">Экзамен состоит из тестовой части,практика 6 месяцев в больнице, устный экзамен из 4 частей (хирургия,акушерство и гинекология,педиатрия и терапия: разделен на 2 дня — хир+ак и гин, потом вместе пед + тер). </text:p>
        </text:list-item>
        <text:list-item>
          <text:p text:style-name="P12">Подать заявление можно только после получения нострификации</text:p>
        </text:list-item>
        <text:list-item>
          <text:p text:style-name="P12">У Вас есть 4 попытки сдать экзамен. </text:p>
        </text:list-item>
        <text:list-item>
          <text:p text:style-name="P12">После подачи заявления у вас есть 30 месяцев, чтобы успешно сдать экзамены; иначе попытка отмечается как неуспешная. </text:p>
          <text:p text:style-name="P12">Подробнее: </text:p>
          <text:p text:style-name="P12"><text:s text:c="7"/>вы подали заявление на сдачу тестовой части. С этого дня отсчитываются 30 месяцев для прохождения целого экзамена. За это время нужно успеть сдать тесты, пройти практику и сдать устную часть.</text:p>
          <text:p text:style-name="P12"><text:s text:c="6"/>Если вы не сдаете тесты,то целая ваша попытка сгорает. И вы заново подаете заявление на экзамен. </text:p>
          <text:p text:style-name="P19"><text:s text:c="22"/>Если вы не сдаете одну из частей устного экзамена,то у вас есть на пересдачу столько <text:s text:c="4"/></text:p>
          <text:p text:style-name="P19"><text:s text:c="22"/>времени,сколько осталось от общих 30 <text:s/>месяцев с момента подачи заявления.</text:p>
        </text:list-item>
        <text:list-item>
          <text:p text:style-name="P12">При успешной сдачи <text:s/>только практическая часть <text:s/>засчитывается на 5 лет,остальные части (тесты и устный экзамен) <text:s/>имеют срок годности от даты подачи заявления 30 месяцев. Пример: вы подали заявление для участия в экзамене в министерство здравоохранения 1 января 2020 года. На одну попытку вам дается 30 месяцев,т.е. Вы должны все части сдать до 1 июля 2022 года. </text:p>
          <text:p text:style-name="P12">Если вы не сдали тесты,то попытка не засчитывается. И у вас остается 3 попытки. </text:p>
          <text:p text:style-name="P12">Если вы сдаете тесты,то они будут действительны 30 мес. </text:p>
          <text:p text:style-name="P12">Вы прошли практику с окончанием 1 января 2021 года,то она будет действительна до 1 января 2026 года (это в случае несдачи данной попытки вам не придется проходить практику еще раз). </text:p>
          <text:p text:style-name="P12">Если вы сдали,например, 2 части устного экзамена,но не сдали 2,то это две части вам будут засчитываться до 1 июля 2022 года. </text:p>
          <text:p text:style-name="P12"><text:soft-page-break/></text:p>
        </text:list-item>
        <text:list-item>
          <text:p text:style-name="P12">Министерство здравоохранения дает разрешение на прохождение практической части экзамена только после успешно сданных тестов.</text:p>
        </text:list-item>
        <text:list-item>
          <text:p text:style-name="P12">После получения нострификации и успешно сданных тестов,но без законченной апробации, может выдаваться разрешение на работу в аккредитованном учреждении <text:s/>максимум на 2 года.</text:p>
        </text:list-item>
      </text:list>
      <text:p text:style-name="P1"/>
      <text:p text:style-name="P4">Шаги <text:s/>при апробации.</text:p>
      <text:p text:style-name="P1">Шаг 1. Подача заявления на апробацию.</text:p>
      <text:list xml:id="list9074290565781676112" text:style-name="WWNum3">
        <text:list-item>
          <text:p text:style-name="P13">Подача заявления должна быть как минимум 3 месяца перед началом экзаменов ( крайний срок подачи заявления указан на сайте ИПВЗ)</text:p>
        </text:list-item>
        <text:list-item>
          <text:p text:style-name="P13">все необходимые документы для начала апробации,написанные не на чешском языке, должны быть переведены и заверены судебным переводчиком <text:s/>или нотариусом</text:p>
          <text:p text:style-name="P7"><text:a xlink:type="simple" xlink:href="https://www.ipvz.cz/lekari-zubni-lekari-farmaceuti/aprobacni-zkousky/zakladni-informace-o-aprobacnich-zkouskach" text:style-name="Internet_20_link" text:visited-style-name="Visited_20_Internet_20_Link"><text:span text:style-name="T10">https://www.ipvz.cz/lekari-zubni-lekari-farmaceuti/aprobacni-zkousky/zakladni-informace-o-aprobacnich-zkouskach</text:span></text:a><text:span text:style-name="T10"> </text:span></text:p>
          <text:p text:style-name="P13"><text:s text:c="2"/>1.заявление( его можно найти на сайте <text:span text:style-name="T6">IPVZ)</text:span></text:p>
          <text:p text:style-name="P20"><text:s text:c="16"/>2.заверенную копию диплома </text:p>
          <text:p text:style-name="P20"><text:s text:c="15"/>3. заверенную копию нострификации</text:p>
          <text:p text:style-name="P20"><text:s text:c="16"/>4.справку от врача с заключением, что вы можете работать в здравоохранении и ее </text:p>
          <text:p text:style-name="P20"><text:s text:c="16"/>перевод</text:p>
          <text:p text:style-name="P20"><text:s text:c="16"/>5.справка о несудимости в вашей стране </text:p>
          <text:p text:style-name="P20"><text:s text:c="17"/>6.копия заграничного паспорта</text:p>
          <text:p text:style-name="P20"><text:s text:c="16"/>7. справка о смене фамилии </text:p>
          <text:p text:style-name="P20"><text:s text:c="17"/>8.оплата: <text:s/>почтовые марки на 2000 крон (можно купить на любой почте в Чехии) <text:s/><text:span text:style-name="T7">или <text:s/></text:span></text:p>
          <text:p text:style-name="P20"><text:span text:style-name="T7"><text:s text:c="17"/>банковским переводом (на сайте указаны реквизиты) </text:span></text:p>
          <text:p text:style-name="P20"/>
        </text:list-item>
        <text:list-item>
          <text:p text:style-name="P20">Справка от врача и справка о несудимости не должны быть старше 3 месяцев</text:p>
        </text:list-item>
        <text:list-item>
          <text:p text:style-name="P13">После этого документы отсылаются почтой по адресу : <text:span text:style-name="T1">Palack</text:span><text:span text:style-name="T6">ého náměstí 4, Praha 2, 128 01 </text:span><text:span text:style-name="T7">М</text:span><text:span text:style-name="T6">ожно </text:span><text:span text:style-name="T7">их </text:span><text:span text:style-name="T6"><text:s/>принести </text:span><text:span text:style-name="T7">лично по этому адресу. </text:span></text:p>
        </text:list-item>
        <text:list-item>
          <text:p text:style-name="P13">Нет возможности вернуть обратно оригиналы , посылайте всегда заверенные копии</text:p>
        </text:list-item>
      </text:list>
      <text:p text:style-name="P10"/>
      <text:p text:style-name="P10"/>
      <text:p text:style-name="P1">Шаг 2.После получения приглашения на первую часть экзаменов вас ждут тесты:</text:p>
      <text:list xml:id="list8306182856175378256" text:style-name="L1">
        <text:list-item>
          <text:p text:style-name="P2">Тесты проходят в два этапа: сначала тесты по медицине <text:s/>- <text:s/>120 вопросов в течение 2 часов. Потом тесты по медицинскому праву <text:s/>- 50 вопросов в течение 50 минут. Правильных ответов может быть от одного до всех. Балл засчитывается только при обозначении всех правильных ответов. </text:p>
        </text:list-item>
      </text:list>
      <text:list xml:id="list6963250164204024129" text:style-name="WWNum6">
        <text:list-item>
          <text:p text:style-name="P14">Оплата производится банковским переводом или на месте в кассе перед экзаменом </text:p>
          <text:p text:style-name="P14">За первую попытку заплатите 3000 крон, за вторую 4000 крон, за третью и последнюю 6000 крон.</text:p>
        </text:list-item>
      </text:list>
      <text:list xml:id="list5433081013019419525" text:style-name="WWNum4">
        <text:list-item>
          <text:p text:style-name="P15">Тесты проходят на чешском языке </text:p>
        </text:list-item>
        <text:list-item>
          <text:p text:style-name="P15">Для успешного прохождения нужно набрать 70% правильных ответов</text:p>
        </text:list-item>
        <text:list-item>
          <text:p text:style-name="P15"><text:soft-page-break/>Результат теста вы получите сразу же</text:p>
        </text:list-item>
        <text:list-item>
          <text:p text:style-name="P15">При несдаче не выходя из комнаты, можно попросить посмотреть на ошибки в тестах, если вы достигли хотя бы 50%</text:p>
        </text:list-item>
        <text:list-item>
          <text:p text:style-name="P15">После успешно сданного теста вам придет подтверждение, что вы можете приступать к практической части. Начинайте сразу искать место прохождения практики после успешно сданных тестов.</text:p>
        </text:list-item>
        <text:list-item>
          <text:p text:style-name="P15">Если по форс-мажорным обстоятельствам вы не можете попасть на экзамен, вы должны послать министерству заявление о невозможности присутствия , иначе вам засчитается как неудачная попытка. Помните у вас их только 3 неудачных.</text:p>
          <text:p text:style-name="P15"/>
        </text:list-item>
      </text:list>
      <text:p text:style-name="P1">Шаг 3. Практическая часть <text:s/></text:p>
      <text:list xml:id="list7186656110519033146" text:style-name="WWNum5">
        <text:list-item>
          <text:p text:style-name="P8"><text:span text:style-name="T10">Вы можете пройти ее только в</text:span><text:span text:style-name="T9"> </text:span><text:span text:style-name="T10">учреждении, аккредитованном </text:span><text:span text:style-name="T9">для практической части апробации <text:s text:c="2"/></text:span><text:a xlink:type="simple" xlink:href="http://www.mzcr.cz/Odbornik/dokumenty/odborna-praxe-v-ramci-prakticke-casti-aprobacni-zkousky-lekare_14772_3816_3.html" text:style-name="Internet_20_link" text:visited-style-name="Visited_20_Internet_20_Link">http://www.mzcr.cz/Odbornik/dokumenty/odborna-praxe-v-ramci-prakticke-casti-aprobacni-zkousky-lekare_14772_3816_3.html</text:a><text:span text:style-name="T9"> </text:span></text:p>
        </text:list-item>
        <text:list-item>
          <text:p text:style-name="P16">Практика проходит в течение 6 месяцев</text:p>
        </text:list-item>
        <text:list-item>
          <text:p text:style-name="P16">По окончанию практической части нужно приготовить 5 историй болезни к защите на устной части экзамена</text:p>
        </text:list-item>
        <text:list-item>
          <text:p text:style-name="P16">После успешной защиты практической части , министерство выдает подтверждение о прохождение практической части на 5 лет</text:p>
        </text:list-item>
        <text:list-item>
          <text:p text:style-name="P8"><text:span text:style-name="T10">в течение 30 дней от начала практики вы должны послать уведомление в министерство здравоохранения ( шаблон на сайте </text:span><text:a xlink:type="simple" xlink:href="https://www.mzcr.cz/dokumenty/aprobacni-zkousky_1784_952_3.html" text:style-name="Internet_20_link" text:visited-style-name="Visited_20_Internet_20_Link"><text:span text:style-name="T10">https://www.mzcr.cz/dokumenty/aprobacni-zkousky_1784_952_3.html</text:span></text:a><text:span text:style-name="T10"> )</text:span></text:p>
          <text:p text:style-name="P16"/>
        </text:list-item>
      </text:list>
      <text:p text:style-name="P1">Шаг 4. Устная часть экзамена</text:p>
      <text:list xml:id="list8536531767958455511" text:style-name="L3">
        <text:list-header>
          <text:p text:style-name="P3"><text:s/></text:p>
        </text:list-header>
      </text:list>
      <text:list xml:id="list7260263333714220893" text:style-name="WWNum7">
        <text:list-item>
          <text:p text:style-name="P17">Посылаете заявление на устный экзамен,шаблон есть на сайте ИПВЗ. Крайний срок подачи заявления также указан на сайте.</text:p>
        </text:list-item>
        <text:list-item>
          <text:p text:style-name="P17">Если по форс-мажорным обстоятельствам вы не можете попасть на экзамен, вы должны послать министерству заявление о невозможности присутствия , иначе вам засчитается как неудачная попытка. Помните у вас их только 3 неудачных.</text:p>
        </text:list-item>
        <text:list-item>
          <text:p text:style-name="P17">Оплата: за первую попытку устного экзамена 4000 крон, за вторую 6000 крон, за <text:s/>3 и последнюю 9000 крон</text:p>
        </text:list-item>
        <text:list-item>
          <text:p text:style-name="P17">Устный экзамен проходит на чешском <text:s/>языке.</text:p>
        </text:list-item>
        <text:list-item>
          <text:p text:style-name="P9"><text:span text:style-name="T10">Вопросы к экзамену <text:s/>и литература <text:s/></text:span><text:a xlink:type="simple" xlink:href="https://www.ipvz.cz/lekari-zubni-lekari-farmaceuti/aprobacni-zkousky/otazky-a-literatura-k-aprobacnim-zkouskam" text:style-name="Internet_20_link" text:visited-style-name="Visited_20_Internet_20_Link"><text:span text:style-name="T10">https://www.ipvz.cz/lekari-zubni-lekari-farmaceuti/aprobacni-zkousky/otazky-a-literatura-k-aprobacnim-zkouskam</text:span></text:a><text:span text:style-name="T10"> </text:span></text:p>
        </text:list-item>
        <text:list-item>
          <text:p text:style-name="P17">На экзамене может присутствовать ваш заведующий</text:p>
        </text:list-item>
        <text:list-item>
          <text:p text:style-name="P17">Сначала проходит защита историй болезни,написанных в течение практики. Вы можете писать истории по одной специальности и защищать их на соответствующей части устного экзамена.</text:p>
        </text:list-item>
        <text:list-item>
          <text:p text:style-name="P17"><text:soft-page-break/>Экзамен проходит по четырем дисциплинам <text:s/>(гинекология, педиатрия, хирургия, терапия) и разделен <text:s/>на 2 части, то есть между двумя дисциплинами у вас будет перерыв от 2 недель до 2 месяцев для подготовки</text:p>
        </text:list-item>
        <text:list-item>
          <text:p text:style-name="P17">Экзамен проходит в виде дискуссии по билетам. Вопросы представлены на сайте ИПВЗ</text:p>
        </text:list-item>
        <text:list-item>
          <text:p text:style-name="P17">Каждый предмет принимает один экзаменатор</text:p>
        </text:list-item>
        <text:list-item>
          <text:p text:style-name="P17">При успешном <text:s/>завершении экзамена вы получите подтверждение о сдаче апробационного экзамена и лицензию на осуществление медицинской деятельности от Министерства Здравоохранения </text:p>
        </text:list-item>
        <text:list-item>
          <text:p text:style-name="P17">При неуспешной сдаче вы можете идти на новую попытку устного экзамена,пока не истечет срок в 30 месяцев с момента подачи заявления на экзамен.</text:p>
        </text:list-item>
      </text:list>
      <text:p text:style-name="P1"/>
      <text:p text:style-name="P1"/>
      <text:list xml:id="list5623088897332623461" text:style-name="WWNum8">
        <text:list-header>
          <text:p text:style-name="P18"/>
          <text:p text:style-name="P18"/>
          <text:p text:style-name="P18"/>
          <text:p text:style-name="P18"/>
        </text:list-header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70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d</meta:initial-creator>
    <meta:editing-cycles>6</meta:editing-cycles>
    <meta:creation-date>2019-07-24T13:16:00</meta:creation-date>
    <dc:date>2019-08-08T19:33:11.03</dc:date>
    <meta:editing-duration>PT1H55M40S</meta:editing-duration>
    <meta:generator>OpenOffice/4.1.5$Win32 OpenOffice.org_project/415m1$Build-9789</meta:generator>
    <meta:document-statistic meta:table-count="0" meta:image-count="0" meta:object-count="0" meta:page-count="7" meta:paragraph-count="93" meta:word-count="1336" meta:character-count="96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